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602in"/>
    </style:style>
    <style:style style:name="co11" style:family="table-column">
      <style:table-column-properties fo:break-before="auto" style:column-width="0.4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ro4" style:family="table-row">
      <style:table-row-properties style:row-height="0.2138in" fo:break-before="auto" style:use-optimal-row-height="false"/>
    </style:style>
    <style:style style:name="ro5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7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29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49" office:value-type="string" calcext:value-type="string">
            <text:p>enables Variable power supply</text:p>
          </table:table-cell>
          <table:table-cell table:number-columns-repeated="2"/>
        </table:table-row>
        <table:table-row table:style-name="ro2">
          <table:table-cell table:number-columns-repeated="5"/>
          <table:covered-table-cell table:style-name="ce18"/>
          <table:table-cell table:style-name="ce34"/>
          <table:table-cell table:style-name="ce17" office:value-type="string" calcext:value-type="string">
            <text:p>en</text:p>
          </table:table-cell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 table:style-name="ce26" office:value-type="string" calcext:value-type="string">
            <text:p>clear = </text:p>
          </table:table-cell>
          <table:table-cell table:style-name="ce51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2"/>
        </table:table-row>
        <table:table-row table:style-name="ro3">
          <table:table-cell table:number-columns-repeated="5"/>
          <table:covered-table-cell table:style-name="ce18"/>
          <table:table-cell table:style-name="ce13" office:value-type="string" calcext:value-type="string">
            <text:p>SW</text:p>
          </table:table-cell>
          <table:table-cell table:style-name="ce40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style-name="ce49"/>
          <table:covered-table-cell table:style-name="ce49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9"/>
          <table:covered-table-cell table:style-name="ce49"/>
          <table:table-cell table:number-columns-repeated="2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3"/>
          <table:table-cell table:style-name="ce18"/>
          <table:table-cell/>
          <table:table-cell table:style-name="ce29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29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51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30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51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17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14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  <table:table-cell table:style-name="ce28" office:value-type="string" calcext:value-type="string">
            <text:p>Var Gain 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14]+1"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  <table:table-cell table:style-name="ce28" office:value-type="string" calcext:value-type="string">
            <text:p>Var Gain 1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formula="of:=[.A15]+1"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  <table:table-cell table:style-name="ce28" office:value-type="string" calcext:value-type="string">
            <text:p>HW Trig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table:formula="of:=[.A16]+1"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  <table:table-cell table:style-name="ce28" office:value-type="string" calcext:value-type="string">
            <text:p>SW Trig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table:formula="of:=[.A17]+1"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  <table:table-cell table:style-name="ce28" office:value-type="string" calcext:value-type="string">
            <text:p>overflow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table:formula="of:=[.A18]+1"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  <table:table-cell table:style-name="ce28"/>
          <table:table-cell/>
        </table:table-row>
        <table:table-row table:style-name="ro2">
          <table:table-cell table:formula="of:=[.A19]+1"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0]+1"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1]+1"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2]+1"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DEC2HEX([.A28]*4;2 )" office:value-type="string" office:string-value="40" calcext:value-type="string">
            <text:p>40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DEC2HEX([.A29]*4;2 )" office:value-type="string" office:string-value="44" calcext:value-type="string">
            <text:p>4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DEC2HEX([.A30]*4;2 )" office:value-type="string" office:string-value="48" calcext:value-type="string">
            <text:p>4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DEC2HEX([.A31]*4;2 )" office:value-type="string" office:string-value="4C" calcext:value-type="string">
            <text:p>4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31]+1" office:value-type="float" office:value="20" calcext:value-type="float">
            <text:p>20</text:p>
          </table:table-cell>
          <table:table-cell table:formula="of:=DEC2HEX([.A32]*4;2 )" office:value-type="string" office:string-value="50" calcext:value-type="string">
            <text:p>50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32]+1" office:value-type="float" office:value="21" calcext:value-type="float">
            <text:p>21</text:p>
          </table:table-cell>
          <table:table-cell table:formula="of:=DEC2HEX([.A33]*4;2 )" office:value-type="string" office:string-value="54" calcext:value-type="string">
            <text:p>54</text:p>
          </table:table-cell>
          <table:table-cell office:value-type="string" calcext:value-type="string">
            <text:p>Variable Voltage Setting</text:p>
          </table:table-cell>
          <table:table-cell table:number-columns-repeated="17"/>
        </table:table-row>
        <table:table-row table:style-name="ro2">
          <table:table-cell table:formula="of:=[.A33]+1" office:value-type="float" office:value="22" calcext:value-type="float">
            <text:p>22</text:p>
          </table:table-cell>
          <table:table-cell table:formula="of:=DEC2HEX([.A34]*4;2 )" office:value-type="string" office:string-value="58" calcext:value-type="string">
            <text:p>58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7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6:51:08.187384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18-02-20T14:24:42.462183103</meta:creation-date>
    <dc:date>2021-06-30T17:00:32.771204553</dc:date>
    <meta:editing-duration>P1DT6H38M44S</meta:editing-duration>
    <meta:editing-cycles>23</meta:editing-cycles>
    <meta:generator>LibreOffice/6.4.7.2$Linux_X86_64 LibreOffice_project/40$Build-2</meta:generator>
    <meta:document-statistic meta:table-count="1" meta:cell-count="201" meta:object-count="0"/>
  </office:meta>
</office:document-meta>
</file>